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style:font-name="Nimbus Roman No9 L1" fo:font-size="36pt" style:font-size-complex="36pt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Nimbus Roman No9 L1" fo:font-size="36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1" style:family="text">
      <style:text-properties style:font-name="Nimbus Roman No9 L1" fo:font-size="36pt" style:font-size-complex="36pt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background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9001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7e0021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5000b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579d1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5" svg:width="23.702cm" svg:height="6.238cm" svg:x="-0.014cm" svg:y="0.021cm"><text:p text:style-name="P4">DISCULPEN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3"/>
      <text:p text:style-name="P3"><draw:custom-shape text:anchor-type="paragraph" draw:z-index="3" draw:style-name="gr4" draw:text-style-name="P5" svg:width="23.714cm" svg:height="1.997cm" svg:x="0.039cm" svg:y="0.097cm"><text:p text:style-name="P5"><text:span text:style-name="T1">EN ESTE MOMENTO NO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3"/>
      <text:p text:style-name="P3"/>
      <text:p text:style-name="P3"/>
      <text:p text:style-name="P3"><draw:custom-shape text:anchor-type="paragraph" draw:z-index="1" draw:style-name="gr2" draw:text-style-name="P7" svg:width="23.714cm" svg:height="1.997cm" svg:x="0.115cm" svg:y="0.508cm"><text:p text:style-name="P6"><text:span text:style-name="T1">LOS PODEMOS ATENDER!!!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style-name="gr3" draw:text-style-name="P7" svg:width="23.714cm" svg:height="1.997cm" svg:x="0.115cm" svg:y="0.016cm"><text:p text:style-name="P6"><text:span text:style-name="T1">ESTAMOS EN FORMACIÓN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3"/>
      <text:p text:style-name="P3"/>
      <text:p text:style-name="P3"/>
      <text:p text:style-name="P1"><draw:custom-shape text:anchor-type="paragraph" draw:z-index="4" draw:style-name="gr5" draw:text-style-name="P7" svg:width="17.768cm" svg:height="1.997cm" svg:x="3.327cm" svg:y="0.291cm"><text:p text:style-name="P6"><text:span text:style-name="T1">UNIDAD DE TECNOLOGÍA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chinchilla</meta:initial-creator>
    <meta:creation-date>2009-09-16T14:07:31</meta:creation-date>
    <dc:creator>tchinchilla</dc:creator>
    <dc:date>2009-09-16T17:08:09</dc:date>
    <meta:printed-by>tchinchilla</meta:printed-by>
    <meta:print-date>2009-09-16T14:59:35</meta:print-date>
    <meta:editing-cycles>1</meta:editing-cycles>
    <meta:editing-duration>PT2H45M2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0" meta:word-count="0" meta:character-count="0"/>
  </office:meta>
</office:document-meta>
</file>